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.15" calcext:value-type="float">
            <text:p>64.1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562" calcext:value-type="float">
            <text:p>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.35" calcext:value-type="float">
            <text:p>5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9.49" calcext:value-type="float">
            <text:p>259.4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8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unroll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8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.75" calcext:value-type="float">
            <text:p>68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880.01" calcext:value-type="float">
            <text:p>880.01</text:p>
          </table:table-cell>
          <table:table-cell office:value-type="float" office:value="899.81" calcext:value-type="float">
            <text:p>899.8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96" calcext:value-type="float">
            <text:p>0.96</text:p>
          </table:table-cell>
          <table:table-cell office:value-type="float" office:value="0.08" calcext:value-type="float">
            <text:p>0.08</text:p>
          </table:table-cell>
          <table:table-cell office:value-type="float" office:value="1011" calcext:value-type="float">
            <text:p>101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critical section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.24" calcext:value-type="float">
            <text:p>63.2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430.01" calcext:value-type="float">
            <text:p>430.01</text:p>
          </table:table-cell>
          <table:table-cell office:value-type="float" office:value="468.8" calcext:value-type="float">
            <text:p>468.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.21" calcext:value-type="float">
            <text:p>70.21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.44" calcext:value-type="float">
            <text:p>1.44</text:p>
          </table:table-cell>
          <table:table-cell office:value-type="float" office:value="0.12" calcext:value-type="float">
            <text:p>0.12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1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0.09" calcext:value-type="float">
            <text:p>0.09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42" calcext:value-type="float">
            <text:p>73.4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75" calcext:value-type="float">
            <text:p>1.75</text:p>
          </table:table-cell>
          <table:table-cell office:value-type="float" office:value="0.12" calcext:value-type="float">
            <text:p>0.12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n_particles/n_threads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.11" calcext:value-type="float">
            <text:p>66.1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n_particles/n_threads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33" calcext:value-type="float">
            <text:p>73.3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14" calcext:value-type="float">
            <text:p>1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_GLOBAL__sub_I__ZN14ParticleFilter9wayToSortE10Particle_tS0_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4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.68" calcext:value-type="float">
            <text:p>70.6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52" calcext:value-type="float">
            <text:p>1.52</text:p>
          </table:table-cell>
          <table:table-cell office:value-type="float" office:value="0.17" calcext:value-type="float">
            <text:p>0.17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8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61" calcext:value-type="float">
            <text:p>71.61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8 th, static sched ch_sz 1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.39" calcext:value-type="float">
            <text:p>74.39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34" calcext:value-type="float">
            <text:p>1.34</text:p>
          </table:table-cell>
          <table:table-cell office:value-type="float" office:value="0.12" calcext:value-type="float">
            <text:p>0.12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, firstprivat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.73" calcext:value-type="float">
            <text:p>72.73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, firstprivate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.32" calcext:value-type="float">
            <text:p>72.32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37" calcext:value-type="float">
            <text:p>1.37</text:p>
          </table:table-cell>
          <table:table-cell office:value-type="float" office:value="0.09" calcext:value-type="float">
            <text:p>0.09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8 th, static schedm ch_sz 1, firstprivat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.02" calcext:value-type="float">
            <text:p>74.02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.63" calcext:value-type="float">
            <text:p>1.63</text:p>
          </table:table-cell>
          <table:table-cell office:value-type="float" office:value="0.12" calcext:value-type="float">
            <text:p>0.1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8 th, static schedm ch_sz 1, firstprivate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.16" calcext:value-type="float">
            <text:p>74.1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74" calcext:value-type="float">
            <text:p>1.74</text:p>
          </table:table-cell>
          <table:table-cell office:value-type="float" office:value="0.19" calcext:value-type="float">
            <text:p>0.1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09:18:41.933734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11T09:58:04.022495681</dc:date>
    <meta:editing-duration>PT3H44M42S</meta:editing-duration>
    <meta:editing-cycles>46</meta:editing-cycles>
    <meta:generator>LibreOffice/6.4.7.2$Linux_X86_64 LibreOffice_project/40$Build-2</meta:generator>
    <meta:document-statistic meta:table-count="1" meta:cell-count="361" meta:object-count="0"/>
  </office:meta>
</office:document-meta>
</file>